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paragraph-properties fo:text-align="start" style:justify-single-word="false"/>
    </style:style>
    <style:style style:name="P10" style:family="paragraph" style:parent-style-name="Contents_20_2">
      <style:paragraph-properties>
        <style:tab-stops>
          <style:tab-stop style:position="6.9252in" style:type="right" style:leader-style="dotted" style:leader-text="."/>
        </style:tab-stops>
      </style:paragraph-properties>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Standard" style:master-page-name="First_20_Page">
      <style:paragraph-properties style:page-number="auto"/>
    </style:style>
    <style:style style:name="P13" style:family="paragraph" style:parent-style-name="Standard">
      <style:paragraph-properties fo:text-align="start" style:justify-single-word="false"/>
    </style:style>
    <style:style style:name="P1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5" style:family="paragraph">
      <style:paragraph-properties style:writing-mode="lr-tb"/>
    </style:style>
    <style:style style:name="P1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super 58%"/>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officeooo:rsid="000d3464"/>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35628160" text:id="ct35628160">
          <text:insertion>
            <office:change-info>
              <dc:creator>Bob Jacobsen</dc:creator>
              <dc:date>2012-09-23T17:13:00</dc:date>
            </office:change-info>
          </text:insertion>
        </text:changed-region>
        <text:changed-region xml:id="ct34766640" text:id="ct34766640">
          <text:insertion>
            <office:change-info>
              <dc:creator>Bob Jacobsen</dc:creator>
              <dc:date>2012-08-19T22:14:00</dc:date>
            </office:change-info>
          </text:insertion>
        </text:changed-region>
        <text:changed-region xml:id="ct33234032" text:id="ct33234032">
          <text:insertion>
            <office:change-info>
              <dc:creator>Bob Jacobsen</dc:creator>
              <dc:date>2012-08-19T22:15:00</dc:date>
            </office:change-info>
          </text:insertion>
        </text:changed-region>
        <text:changed-region xml:id="ct35632512" text:id="ct35632512">
          <text:insertion>
            <office:change-info>
              <dc:creator>Bob Jacobsen</dc:creator>
              <dc:date>2012-08-19T22:20:00</dc:date>
            </office:change-info>
          </text:insertion>
        </text:changed-region>
        <text:changed-region xml:id="ct35632704" text:id="ct35632704">
          <text:insertion>
            <office:change-info>
              <dc:creator>Bob Jacobsen</dc:creator>
              <dc:date>2012-08-19T22:21:00</dc:date>
            </office:change-info>
          </text:insertion>
        </text:changed-region>
        <text:changed-region xml:id="ct35621360" text:id="ct35621360">
          <text:insertion>
            <office:change-info>
              <dc:creator>Bob Jacobsen</dc:creator>
              <dc:date>2012-08-19T22:15:00</dc:date>
            </office:change-info>
          </text:insertion>
        </text:changed-region>
        <text:changed-region xml:id="ct33672992" text:id="ct33672992">
          <text:deletion>
            <office:change-info>
              <dc:creator>Bob Jacobsen</dc:creator>
              <dc:date>2012-08-19T22:16:00</dc:date>
            </office:change-info>
            <text:p text:style-name="Standard">The length of the field is constrained by the CAN frame length. </text:p>
            <text:p text:style-name="Standard"/>
          </text:deletion>
        </text:changed-region>
        <text:changed-region xml:id="ct34094592" text:id="ct34094592">
          <text:deletion>
            <office:change-info>
              <dc:creator>Bob Jacobsen</dc:creator>
              <dc:date>2012-08-19T22:16:00</dc:date>
            </office:change-info>
            <text:p text:style-name="P1">0x00 00 00 00 00 08 through 0x00 00 00 00 00 01 are reserved for control of future expansion. They'll eventually be needed when there are more protocols defined than can fit in a single CAN frame. One way of doing the expansion is to return more than one frame, which the individual frames identified using these bits. To preserve compatibility with that possibility, nodes built now must ignore frames that have one or more 1 bits in that field, so that they are not confused by future expansion frames.</text:p>
            <text:p text:style-name="P1"/>
          </text:deletion>
        </text:changed-region>
        <text:changed-region xml:id="ct34874112" text:id="ct34874112">
          <text:insertion>
            <office:change-info>
              <dc:creator>Bob Jacobsen</dc:creator>
              <dc:date>2012-08-19T22:21:00</dc:date>
            </office:change-info>
          </text:insertion>
        </text:changed-region>
        <text:changed-region xml:id="ct34889600" text:id="ct34889600">
          <text:insertion>
            <office:change-info>
              <dc:creator>Bob Jacobsen</dc:creator>
              <dc:date>2012-08-19T22:22:00</dc:date>
            </office:change-info>
          </text:insertion>
        </text:changed-region>
        <text:changed-region xml:id="ct34793600" text:id="ct34793600">
          <text:insertion>
            <office:change-info>
              <dc:creator>Bob Jacobsen</dc:creator>
              <dc:date>2012-08-18T02:35:00</dc:date>
            </office:change-info>
          </text:insertion>
        </text:changed-region>
        <text:changed-region xml:id="ct33099792" text:id="ct33099792">
          <text:insertion>
            <office:change-info>
              <dc:creator>Bob Jacobsen</dc:creator>
              <dc:date>2012-08-18T02: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change-start text:change-id="ct35628160"/>Note: <text:s/>This document is obsolete. <text:s/>Its contents have been moved into the General Message Standard.</text:p>
      <text:h text:style-name="Heading_20_1" text:outline-level="1"><text:change-end text:change-id="ct35628160"/>Introduction</text:h>
      <text:p text:style-name="Standard">OpenLCB defines a number of specific protocols for interacting with nodes, including event exchange, datagrams, streams, configuration, etc. These protocols are optional, in the sense that not every node will implement every one. </text:p>
      <text:p text:style-name="Standard">To determine which protocols a node implements, a Protocol Support Inquiry message is sent to the specific node. It will reply with a Protocol Support Reply message that contains six bytes of data. A specific bit position has been reserved for each defined protocol. If the bit is zero or not present, the protocol is not supported and requests to use it will result in a error. If present and 1, the protocol is supported.</text:p>
      <text:p text:style-name="Standard">It is not necessary to check whether an addressed protocol is supported by a node before attempting to use the protocol. If it's not, the standard error handling mechanism will indicate that.</text:p>
      <text:p text:style-name="Standard">This protocol provides a way to check, without errors, whether the protocol is supported. Avoiding errors provides a cleaner system. <text:s/>Further, this protocol can check support for protocols that use global (non-addressed messages); nodes are not permitted to return errors for global messages.</text:p>
      <text:h text:style-name="Heading_20_1" text:outline-level="1">Annotations to the Standard</text:h>
      <text:h text:style-name="Heading_20_2" text:outline-level="2">Introduction<text:change-start text:change-id="ct34766640"/></text:h>
      <text:p text:style-name="Standard"><text:change-end text:change-id="ct34766640"/><text:change-start text:change-id="ct33234032"/>(No annotations)<text:change-end text:change-id="ct33234032"/></text:p>
      <text:h text:style-name="Heading_20_2" text:outline-level="2">Intended Use</text:h>
      <text:p text:style-name="Standard">Although this protocol isn't mandatory, it's a very good idea to provide it. <text:s/>High-function nodes such as PC programs are likely to use it to customize their operation. Programmers are more likely to use this protocol rather than write special error-handling code for each of the many different protocols. Use of this protocol also avoids “intentional errors”, which might confuse or annoy users.</text:p>
      <text:h text:style-name="Heading_20_2" text:outline-level="2"><text:soft-page-break/>Reference and Context</text:h>
      <text:p text:style-name="Standard">We don't explicitly reference all the protocol definitions that are associated with specific bits. <text:s/>Implementors can find them from the protocol names, and we don't want to clog up this section of the Standard <text:span text:style-name="T5">with a</text:span> set of references that we'll <text:span text:style-name="T5">have</text:span> to update continually.</text:p>
      <text:h text:style-name="Heading_20_2" text:outline-level="2">Messages</text:h>
      <text:p text:style-name="Standard">The CAN messages were defined to be part of the “simple” subset. <text:s/>Low-end nodes may want to implement this protocol so that higher-function nodes can easily learn their limitations.</text:p>
      <text:p text:style-name="Standard">Generally, the node designer will just provide a simple fixed value for the reply. On CAN, the entire frame is fixed except for the source and destination aliases. <text:s/>The destination alias can be taken directly from the request packet.<text:change-start text:change-id="ct35632512"/></text:p>
      <text:p text:style-name="Standard">The requirement for messages of “six or more bytes” is to allow for future expansion. <text:s/>Messages of more than 6 bytes on CAN will be sent using the start/end <text:change-end text:change-id="ct35632512"/><text:change-start text:change-id="ct35632704"/>message framing bits.<text:change-end text:change-id="ct35632704"/></text:p>
      <text:h text:style-name="Heading_20_2" text:outline-level="2">Interactions</text:h>
      <text:p text:style-name="Standard">Other nodes can snoop on these interactions to learn the protocols supported by a node, without having to send their own inquiry. <text:s/>It's not expected that the protocols supported by a specific node will change with time, although the Standard does not require that they be immutable.<text:change-start text:change-id="ct35621360"/> There's no mechanism for a node to request an update if the list of supported protocols changes.<text:change-end text:change-id="ct35621360"/></text:p>
      <text:p text:style-name="Standard">A node supporting this protocol must promptly reply to the Inquiry message with the Reply message. On the other hand, the general message standard requires that a node not supporting this protocol reply to the Inquiry message with a Optional Interaction Rejected message. <text:s/>Either way, a node sending a Protocol Id Inquiry message can count on getting a rapid reply.</text:p>
      <text:h text:style-name="Heading_20_2" text:outline-level="2">Protocol Identification Values</text:h>
      <text:p text:style-name="Standard"><text:change text:change-id="ct33672992"/>OpenLCB is big-endian, so these have been assigned from the MSB of the 1<text:span text:style-name="T4">st</text:span> byte.</text:p>
      <text:p text:style-name="Standard">The MSB for Protocol Identification Protocol is always 1, because it has to be present for the reply to be generated.</text:p>
      <text:p text:style-name="P1"><text:change text:change-id="ct34094592"/>In general, nodes using this protocol don't need to know the meaning of bits defined after the node was created. <text:s/>A node is looking to see whether a particular protocol is present or not so that it <text:span text:style-name="T5">can</text:span> select what actions to take. <text:s/>A newly-defined protocol isn't among the things that the node will try to reason about. <text:s/>This allows us to eventually extend the length of the reply in any one of several ways.</text:p>
      <text:p text:style-name="P1"><text:soft-page-break/>We define the bits here, rather than in the individual protocol definitions, to reduce the risk of duplicate assignments. Duplicate assignments would be obvious here, but not so much when spread across separate documents.<text:change-start text:change-id="ct34874112"/></text:p>
      <text:p text:style-name="P1">Before the CAN message start/end bits were defined, the 0x00 00 00 00 00 0F bits in the PIP reply message were defined <text:change-end text:change-id="ct34874112"/><text:change-start text:change-id="ct34889600"/>for expansion. <text:s/>Nodes where to ignore any frames with one or more of those bits set. That mechanism is no longer present, but some of those nodes exist, so for backwards compatibility those bits are permanently reserved.<text:change-end text:change-id="ct34889600"/></text:p>
      <text:h text:style-name="Heading_20_1" text:outline-level="1">Extensions and Alternatives</text:h>
      <text:p text:style-name="Standard">This protocol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change-start text:change-id="ct34793600"/></text:p>
      <text:p text:style-name="Standard">The information returned is intended to be considered static: <text:s/>A node may request it and never have to request it again, because it won't change.<text:change-end text:change-id="ct34793600"/><text:change-start text:change-id="ct33099792"/> <text:s/>(For development purposes, a node might be reprogrammed, so <text:span text:style-name="T5">it might be useful if configuration tools have a way to force rescan of this data)</text:span><text:change-end text:change-id="ct3309979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Introduction<text:tab/>1</text:p>
          <text:p text:style-name="P11"><text:s/>2 Annotations to the Standard<text:tab/>1</text:p>
          <text:p text:style-name="P10"><text:s/>2.1 Introduction<text:tab/>1</text:p>
          <text:p text:style-name="P10"><text:s/>2.2 Intended Use<text:tab/>1</text:p>
          <text:p text:style-name="P10"><text:s/>2.3 Reference and Context<text:tab/>1</text:p>
          <text:p text:style-name="P10"><text:s/>2.4 Messages<text:tab/>2</text:p>
          <text:p text:style-name="P10"><text:s/>2.5 Interactions<text:tab/>2</text:p>
          <text:p text:style-name="P10"><text:s/>2.6 Protocol Identification Values<text:tab/>2</text:p>
          <text:p text:style-name="P11"><text:s/>3 Extensions and Alternatives<text:tab/>3</text:p>
        </text:index-body>
      </text:table-of-cont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officeooo:rsid="000d3464"/>
    </style:style>
    <style:style style:name="MT2" style:family="text">
      <style:text-properties style:font-name="Times New Roman1" fo:font-size="1pt" style:font-name-asian="Times New Roman1" style:font-name-complex="Times New Roman1"/>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39551584" text:id="ct39551584">
            <text:insertion>
              <office:change-info>
                <dc:creator>Balazs Racz</dc:creator>
                <dc:date>2015-02-21T11:19:00</dc:date>
              </office:change-info>
            </text:insertion>
          </text:changed-region>
        </text:tracked-changes>
        <text:p text:style-name="MP1"><text:change-start text:change-id="ct39551584"/><text:span text:style-name="MT1">OBSOLETE </text:span><draw:custom-shape text:anchor-type="char" draw:z-index="2" draw:name="PowerPlusWaterMarkObject3" draw:style-name="Mgr1" draw:text-style-name="MP3" svg:width="6.5461in" svg:height="2.6185in" draw:transform="skewX (6.73624118882306E-017) rotate (0.785398163397448) translate (0.222222222222222in 5.88819444444444in)"><text:p text:style-name="MP2"><text:span text:style-name="MT2">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end text:change-id="ct39551584"/>OpenLCB Protocol Identification Protocol Technical Note</text:p>
      </style:header>
      <style:footer>
        <text:p text:style-name="MP4"><text:span text:style-name="Page_20_Number"><text:span text:style-name="MT3">Copyright 2011-2012.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3</text:page-number></text:span></text:span><text:span text:style-name="Page_20_Number"><text:span text:style-name="MT3"> of </text:span></text:span><text:span text:style-name="Page_20_Number"><text:span text:style-name="MT3"><text:page-count style:num-format="1">3</text:page-count></text:span></text:span><text:span text:style-name="Page_20_Number"><text:span text:style-name="MT3"> - </text:span></text:span><text:span text:style-name="Page_20_Number"><text:span text:style-name="MT3"><text:date style:data-style-name="N75" text:date-value="2015-02-21T11:19:54.439175678">Feb 21, 2015</text:date></text:span></text:span></text:p>
      </style:footer>
    </style:master-page>
    <style:master-page style:name="First_20_Page" style:display-name="First Page" style:page-layout-name="Mpm2" style:next-style-name="Standard">
      <style:header>
        <text:tracked-changes>
          <text:changed-region xml:id="ct35584608" text:id="ct35584608">
            <text:deletion>
              <office:change-info>
                <dc:creator>Bob Jacobsen</dc:creator>
                <dc:date>2012-09-23T17:13:00</dc:date>
              </office:change-info>
              <text:p text:style-name="MP7">Preliminary</text:p>
            </text:deletion>
          </text:changed-region>
          <text:changed-region xml:id="ct35591312" text:id="ct35591312">
            <text:insertion>
              <office:change-info>
                <dc:creator>Bob Jacobsen</dc:creator>
                <dc:date>2012-09-23T17:13: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4.90371828521435in)"><text:p text:style-name="MP2"><text:span text:style-name="MT2">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3"><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Protocol Identific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21T11:19:54.443841464">Feb 21, 2015</text:date></text:p>
            </table:table-cell>
            <table:table-cell table:style-name="Table1.C1" office:value-type="string">
              <text:p text:style-name="MP7"><text:change text:change-id="ct35584608"/><text:change-start text:change-id="ct35591312"/>Obsolete<text:change-end text:change-id="ct35591312"/></text:p>
            </table:table-cell>
          </table:table-row>
        </table:table>
        <text:p text:style-name="Header"/>
      </style:header>
      <style:footer>
        <text:p text:style-name="MP8"><text:span text:style-name="Page_20_Number"><text:span text:style-name="MT3">Copyright 2011-2012.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3</text:page-count></text:span></text:span><text:span text:style-name="Page_20_Number"><text:span text:style-name="MT5"> - </text:span></text:span><text:span text:style-name="Page_20_Number"><text:span text:style-name="MT5"><text:date style:data-style-name="N75" text:date-value="2015-02-21T11:19:54.445778313">Feb 21, 2015</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Protocol Identification Protocol Technical Note</dc:title>
    <meta:initial-creator>Alex Shepherd</meta:initial-creator>
    <meta:creation-date>2009-01-22T07:11:27</meta:creation-date>
    <meta:editing-cycles>98</meta:editing-cycles>
    <meta:editing-duration>PT13H49M9S</meta:editing-duration>
    <meta:generator>LibreOffice/4.2.7.2$Linux_X86_64 LibreOffice_project/420m0$Build-2</meta:generator>
    <dc:date>2015-02-21T11:19:54.384719787</dc:date>
    <dc:creator>Balazs Racz</dc:creator>
    <meta:keyword>OpenLCB Protocol Identification</meta:keyword>
    <meta:document-statistic meta:table-count="1" meta:image-count="1" meta:object-count="0" meta:page-count="3" meta:paragraph-count="46" meta:word-count="973" meta:character-count="5931" meta:non-whitespace-character-count="4968"/>
    <meta:user-defined meta:name="Info 1"/>
    <meta:user-defined meta:name="Info 2"/>
    <meta:user-defined meta:name="Info 3"/>
    <meta:user-defined meta:name="Info 4"/>
  </office:meta>
</office:document-meta>
</file>